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 <text:span text:style-name="T1">All of the above.</text:span>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 <text:span text:style-name="T1">All of the above.</text:span>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D - <text:span text:style-name="T1">All of the above</text:span>.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 <text:span text:style-name="T1">All of the above.</text:span></text:p>
      <text:p text:style-name="Standard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D -<text:span text:style-name="T1"> All of the above.</text:span></text:p>
      <text:p text:style-name="Standard"><text:soft-page-break/></text:p>
      <text:p text:style-name="Standard"/>
      <text:p text:style-name="P1">Which of the following is correct about Bootstrap Media Query?</text:p>
      <text:p text:style-name="Standard">B -<text:span text:style-name="T1"> It simply applies some CSS, based on certain conditions set forth. If those conditions are met,</text:span></text:p>
      <text:p text:style-name="Standard"><text:span text:style-name="T1">the style is applied</text:span>.</text:p>
      <text:p text:style-name="Standard">C - Both of the above.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 <text:span text:style-name="T1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- <text:span text:style-name="T1">All of the above</text:span>.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 <text:span text:style-name="T1">Both of the above.</text:span>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 <text:span text:style-name="T1">All of the above.</text:span>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Standard">A - <text:span text:style-name="T1">.table</text:span>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- <text:span text:style-name="T1">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- .table-st ripedC - <text:span text:style-name="T1">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 - <text:span text:style-name="T1">.table-hover</text:span>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<text:soft-page-break/>cell of a table?</text:p>
      <text:p text:style-name="Standard">A - <text:span text:style-name="T1">.active</text:span>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 <text:span text:style-name="T1">.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- .<text:span text:style-name="T1">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 -<text:span text:style-name="T1"> .danger</text:span></text:p>
      <text:p text:style-name="Standard"/>
      <text:p text:style-name="Standard"/>
      <text:p text:style-name="P1">Which of the following class can be used to create a responsive table?</text:p>
      <text:p text:style-name="Standard">A - <text:span text:style-name="T1">.t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Standard">A - .<text:span text:style-name="T1">vertical</text:span>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<text:soft-page-break/>inline?</text:p>
      <text:p text:style-name="Standard">A - .inline</text:p>
      <text:p text:style-name="Standard">B - <text:span text:style-name="T1">.form-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 <text:span text:style-name="T1">.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 <text:span text:style-name="T1">Both of the above</text:span>.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- <text:span text:style-name="T1">.btn</text:span>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 <text:span text:style-name="T1">.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Standard"><text:soft-page-break/>C - <text:span text:style-name="T1">Both of the above.</text:span>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 <text:span text:style-name="T1">Both of the above</text:span>.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 <text:span text:style-name="T1">B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Standard">A - <text:span text:style-name="T1">It specifies static for a backdrop, if you don't want the modal to be closed when the user clicks</text:span></text:p>
      <text:p text:style-name="P4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It specifies static for a backdrop, if you don't want the modal to be closed when the user clicks</text:p>
      <text:p text:style-name="Standard">outside of the modal.</text:p>
      <text:p text:style-name="Standard">B - <text:span text:style-name="T1">It closes the modal when escape key is pressed; set to false to disable.</text:span>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0T14:12:34.723502359</dc:date>
    <meta:editing-duration>PT23H45M26S</meta:editing-duration>
    <meta:editing-cycles>1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